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5f3b" officeooo:paragraph-rsid="00155f3b"/>
    </style:style>
    <style:style style:name="P2" style:family="paragraph" style:parent-style-name="Standard">
      <style:text-properties officeooo:paragraph-rsid="00155f3b"/>
    </style:style>
    <style:style style:name="P3" style:family="paragraph" style:parent-style-name="Standard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letter-spacing="normal" fo:font-style="normal" fo:font-weight="normal" loext:padding="0cm" loext:border="none"/>
    </style:style>
    <style:style style:name="P4" style:family="paragraph" style:parent-style-name="Standard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letter-spacing="normal" fo:font-style="normal" fo:font-weight="normal" officeooo:paragraph-rsid="00165cfd" loext:padding="0cm" loext:border="none"/>
    </style:style>
    <style:style style:name="P5" style:family="paragraph" style:parent-style-name="Standard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letter-spacing="normal" fo:font-style="normal" fo:font-weight="normal" officeooo:paragraph-rsid="00169b15" loext:padding="0cm" loext:border="none"/>
    </style:style>
    <style:style style:name="P6" style:family="paragraph" style:parent-style-name="Standard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letter-spacing="normal" fo:font-style="normal" fo:font-weight="normal" officeooo:rsid="00165cfd" officeooo:paragraph-rsid="00165cfd" loext:padding="0cm" loext:border="none"/>
    </style:style>
    <style:style style:name="P7" style:family="paragraph" style:parent-style-name="Standard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P8" style:family="paragraph" style:parent-style-name="Standard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letter-spacing="normal" loext:padding="0cm" loext:border="none"/>
    </style:style>
    <style:style style:name="P9" style:family="paragraph" style:parent-style-name="Standard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letter-spacing="normal" officeooo:paragraph-rsid="00165cfd" loext:padding="0cm" loext:border="none"/>
    </style:style>
    <style:style style:name="P10" style:family="paragraph" style:parent-style-name="Standard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letter-spacing="normal" fo:font-weight="bold" style:font-weight-asian="bold" style:font-weight-complex="bold" loext:padding="0cm" loext:border="none"/>
    </style:style>
    <style:style style:name="P11" style:family="paragraph" style:parent-style-name="Standard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font-size="14pt" fo:letter-spacing="normal" fo:font-style="normal" fo:font-weight="bold" style:font-size-asian="14pt" style:font-weight-asian="bold" style:font-size-complex="14pt" style:font-weight-complex="bold" loext:padding="0cm" loext:border="none"/>
    </style:style>
    <style:style style:name="P12" style:family="paragraph" style:parent-style-name="Standard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font-size="15pt" fo:letter-spacing="normal" fo:font-style="normal" fo:font-weight="normal" style:font-size-asian="15pt" style:font-weight-asian="normal" style:font-size-complex="15pt" style:font-weight-complex="normal" loext:padding="0cm" loext:border="none"/>
    </style:style>
    <style:style style:name="P13" style:family="paragraph" style:parent-style-name="Standard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font-size="15pt" fo:letter-spacing="normal" fo:font-weight="normal" style:font-size-asian="15pt" style:font-weight-asian="normal" style:font-size-complex="15pt" style:font-weight-complex="normal" loext:padding="0cm" loext:border="none"/>
    </style:style>
    <style:style style:name="P14" style:family="paragraph" style:parent-style-name="Standard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font-size="16pt" fo:letter-spacing="normal" fo:font-style="normal" fo:font-weight="normal" style:font-size-asian="16pt" style:font-weight-asian="normal" style:font-size-complex="16pt" style:font-weight-complex="normal" loext:padding="0cm" loext:border="none"/>
    </style:style>
    <style:style style:name="P15" style:family="paragraph" style:parent-style-name="Standard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font-size="16pt" fo:letter-spacing="normal" fo:font-style="normal" fo:font-weight="bold" style:font-size-asian="16pt" style:font-weight-asian="bold" style:font-size-complex="16pt" style:font-weight-complex="bold" loext:padding="0cm" loext:border="none"/>
    </style:style>
    <style:style style:name="P16" style:family="paragraph" style:parent-style-name="Standard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font-size="16pt" fo:letter-spacing="normal" fo:font-weight="normal" style:font-size-asian="16pt" style:font-weight-asian="normal" style:font-size-complex="16pt" style:font-weight-complex="normal" loext:padding="0cm" loext:border="none"/>
    </style:style>
    <style:style style:name="P17" style:family="paragraph" style:parent-style-name="Standard">
      <style:paragraph-properties fo:margin-left="0cm" fo:margin-right="0cm" fo:margin-top="0cm" fo:margin-bottom="0cm" loext:contextual-spacing="false" fo:widows="1" fo:text-indent="0cm" style:auto-text-indent="false"/>
    </style:style>
    <style:style style:name="P18" style:family="paragraph" style:parent-style-name="Standard">
      <style:paragraph-properties fo:margin-left="0.661cm" fo:margin-right="0.661cm" fo:text-indent="0cm" style:auto-text-indent="false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sans-serif" fo:font-size="24.75pt" loext:padding="0cm" loext:border="none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sans-serif" fo:font-size="19.5pt" loext:padding="0cm" loext:border="none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sans-serif" fo:font-size="17.25pt" loext:padding="0cm" loext:border="none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sans-serif" fo:font-size="18.75pt" loext:padding="0cm" loext:border="none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sans-serif" fo:font-size="15.75pt" loext:padding="0cm" loext:border="none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T1" style:family="text">
      <style:text-properties fo:font-style="normal"/>
    </style:style>
    <style:style style:name="T2" style:family="text">
      <style:text-properties fo:font-style="normal" fo:font-weight="normal"/>
    </style:style>
    <style:style style:name="T3" style:family="text">
      <style:text-properties fo:font-style="normal" fo:font-weight="normal" officeooo:rsid="001430f7"/>
    </style:style>
    <style:style style:name="T4" style:family="text">
      <style:text-properties fo:font-style="normal" fo:font-weight="normal" officeooo:rsid="00155f3b"/>
    </style:style>
    <style:style style:name="T5" style:family="text">
      <style:text-properties fo:font-style="normal" fo:font-weight="normal" officeooo:rsid="00165cfd"/>
    </style:style>
    <style:style style:name="T6" style:family="text">
      <style:text-properties fo:font-style="normal" fo:font-weight="bold" style:font-weight-asian="bold" style:font-weight-complex="bold"/>
    </style:style>
    <style:style style:name="T7" style:family="text">
      <style:text-properties fo:font-style="normal" fo:font-weight="bold" officeooo:rsid="00165cfd" style:font-weight-asian="bold" style:font-weight-complex="bold"/>
    </style:style>
    <style:style style:name="T8" style:family="text">
      <style:text-properties fo:font-style="normal" officeooo:rsid="00165cfd"/>
    </style:style>
    <style:style style:name="T9" style:family="text">
      <style:text-properties officeooo:rsid="001430f7"/>
    </style:style>
    <style:style style:name="T10" style:family="text">
      <style:text-properties fo:font-size="16pt" style:font-size-asian="16pt" style:font-weight-asian="normal" style:font-size-complex="16pt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430f7" style:font-weight-asian="bold" style:font-weight-complex="bold"/>
    </style:style>
    <style:style style:name="T13" style:family="text">
      <style:text-properties fo:font-weight="bold" officeooo:rsid="00155f3b" style:font-weight-asian="bold" style:font-weight-complex="bold"/>
    </style:style>
    <style:style style:name="T14" style:family="text">
      <style:text-properties officeooo:rsid="00155f3b"/>
    </style:style>
    <style:style style:name="T15" style:family="text">
      <style:text-properties fo:font-variant="normal" fo:text-transform="none" fo:letter-spacing="normal" fo:font-style="normal" fo:font-weight="bold" officeooo:rsid="00155f3b" style:font-weight-asian="bold" style:font-weight-complex="bold" loext:padding="0cm" loext:border="none"/>
    </style:style>
    <style:style style:name="T16" style:family="text">
      <style:text-properties officeooo:rsid="00165cfd"/>
    </style:style>
    <style:style style:name="T17" style:family="text">
      <style:text-properties fo:font-size="13pt" officeooo:rsid="00165cfd" style:font-size-asian="13pt" style:font-size-complex="13pt"/>
    </style:style>
    <style:style style:name="T18" style:family="text">
      <style:text-properties fo:font-size="13pt" fo:font-weight="bold" officeooo:rsid="00165cfd" style:font-size-asian="13pt" style:font-weight-asian="bold" style:font-size-complex="13pt" style:font-weight-complex="bold"/>
    </style:style>
    <style:style style:name="T19" style:family="text">
      <style:text-properties officeooo:rsid="00169b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Estimativa de Tamanho de Software Use Case Points</text:p>
      <text:p text:style-name="Standard"/>
      <text:p text:style-name="P3">Classificação dos Atores</text:p>
      <text:p text:style-name="P8"/>
      <text:p text:style-name="P3">Simples: outro sistema com API bem definida. </text:p>
      <text:p text:style-name="P3">Peso: 1</text:p>
      <text:p text:style-name="P8"/>
      <text:p text:style-name="P3">Médio: outro sistema acessado através de um </text:p>
      <text:p text:style-name="P3">protocolo ou uma pessoa acessando interface </text:p>
      <text:p text:style-name="P3">de usuário em modo texto. Peso: 2</text:p>
      <text:p text:style-name="P8"/>
      <text:p text:style-name="P3">Complexo: uma pessoa acessando interface </text:p>
      <text:p text:style-name="P3">gráfica ou página Web. Peso: 3</text:p>
      <text:p text:style-name="P3"/>
      <text:p text:style-name="P3"/>
      <text:p text:style-name="P11">Classificação dos Casos de Uso</text:p>
      <text:p text:style-name="P8"/>
      <text:p text:style-name="P3">Simples: até 3 transações no fluxo de eventos </text:p>
      <text:p text:style-name="P3">ou até 4 classes de análise. Peso: 5</text:p>
      <text:p text:style-name="P8"/>
      <text:p text:style-name="P3">Médio: de 4 a 7 transações no fluxo de </text:p>
      <text:p text:style-name="P3">eventos ou de 5 a 10 classes de análise. </text:p>
      <text:p text:style-name="P3">Peso: 10</text:p>
      <text:p text:style-name="P8"/>
      <text:p text:style-name="P3">Complexo: 8 ou mais transações no fluxo de </text:p>
      <text:p text:style-name="P3">eventos ou mais do que 10 classes de </text:p>
      <text:p text:style-name="P3">análise. Peso: 15</text:p>
      <text:p text:style-name="P3"/>
      <text:p text:style-name="P3"/>
      <text:p text:style-name="P7">Unadjusted Use Case Points</text:p>
      <text:p text:style-name="P8"/>
      <text:p text:style-name="P3">Unadjusted Actor Weights (UAW)</text:p>
      <text:p text:style-name="P8"/>
      <text:p text:style-name="P3">Soma dos pesos dos atores</text:p>
      <text:p text:style-name="P8"/>
      <text:p text:style-name="P3">Unadjusted Use Case Weights (UUCW)</text:p>
      <text:p text:style-name="P8"/>
      <text:p text:style-name="P3">Soma dos pesos dos casos de uso</text:p>
      <text:p text:style-name="P8"/>
      <text:p text:style-name="P3">Unadjusted Use Case Points (UUCP)</text:p>
      <text:p text:style-name="P8"/>
      <text:p text:style-name="P3">UUCP = UAW + UUCW</text:p>
      <text:p text:style-name="P3"/>
      <text:p text:style-name="P8"><text:span text:style-name="T2">Fatores de ajuste </text:span></text:p>
      <text:p text:style-name="P8"><text:span text:style-name="T2">Fatores técnicos</text:span></text:p>
      <text:p text:style-name="P8"><text:span text:style-name="T2">Atribuir valores de 0 a 5 para o impacto do fator, onde 0 é irrelevante e 5 é essencial</text:span></text:p>
      <text:p text:style-name="P8"><text:span text:style-name="T2">Impacto = dificuldade de construir o sistema</text:span></text:p>
      <text:p text:style-name="P8"><text:span text:style-name="T2">Fatores ambientais</text:span></text:p>
      <text:p text:style-name="P3">Atribuir valores de 0 a 5 para o impacto do </text:p>
      <text:p text:style-name="P3">fator, onde 0 é irrelevante e 5 é essencial</text:p>
      <text:p text:style-name="P8">–</text:p>
      <text:p text:style-name="P3">Impacto = o quanto o fator está presente</text:p>
      <text:p text:style-name="P3"><text:soft-page-break/></text:p>
      <text:p text:style-name="P3"/>
      <text:p text:style-name="P3"/>
      <text:p text:style-name="P3"/>
      <text:p text:style-name="P15">Use Case Points (UCP)</text:p>
      <text:p text:style-name="P16"/>
      <text:p text:style-name="P14">UCP = UUCP * TCF * EF</text:p>
      <text:p text:style-name="P16"/>
      <text:p text:style-name="P12">O fator HH/UCP (homens/hora por UCP) foi </text:p>
      <text:p text:style-name="P12">inicialmente proposto como 20</text:p>
      <text:p text:style-name="P13"/>
      <text:p text:style-name="P12">Experiências posteriores demonstraram que </text:p>
      <text:p text:style-name="P12">pode variar entre 15 e 30</text:p>
      <text:p text:style-name="P14"/>
      <text:p text:style-name="P14"/>
      <text:p text:style-name="P14"/>
      <text:p text:style-name="P3"><text:span text:style-name="T10">Processo Unificado -de </text:span>Desenvolvimento de So<text:span text:style-name="T9">ft</text:span>ware </text:p>
      <text:p text:style-name="P8"/>
      <text:p text:style-name="P7">Conhecido pela sigla UP – Unified Process</text:p>
      <text:p text:style-name="P8"/>
      <text:p text:style-name="P3">Também conhecido pelo nome estendido em inglês Unified So<text:span text:style-name="T9">ft</text:span>ware Development Process</text:p>
      <text:p text:style-name="P8"/>
      <text:p text:style-name="P3">Termo u<text:span text:style-name="T9">ti</text:span>lizado para descrever o processo genérico, criado pelos autores da UML </text:p>
      <text:p text:style-name="P8"/>
      <text:p text:style-name="P3">Refinamentos mais conhecidos: </text:p>
      <text:p text:style-name="P8"/>
      <text:p text:style-name="P3">RUP – IBM <text:s/>- <text:span text:style-name="T11">Ra</text:span><text:span text:style-name="T12">ci</text:span><text:span text:style-name="T11">onal Unified Process</text:span></text:p>
      <text:p text:style-name="P8"/>
      <text:p text:style-name="P8"><text:span text:style-name="T6">OpenUP</text:span>– <text:span text:style-name="T2">Open Unified Proce</text:span><text:span text:style-name="T3">ss</text:span></text:p>
      <text:p text:style-name="P8"><text:span text:style-name="T3"/></text:p>
      <text:p text:style-name="P8"><text:span text:style-name="T3">Rational </text:span><text:span text:style-name="T2">Unified Process (RUP) </text:span></text:p>
      <text:p text:style-name="P8"><text:span text:style-name="T2">Produto comercial da IBM que estende Processo Unificado </text:span></text:p>
      <text:p text:style-name="P3">Inclui padrões, ferramentas e outras necessidades não incluídos no Processo Unificado </text:p>
      <text:p text:style-name="P8"/>
      <text:p text:style-name="P3">Ambos, UP e RUP, possuem a mesma origem, até o ponto decisivo em que o UP se lançou à comunidade como uma solução independente</text:p>
      <text:p text:style-name="P3"/>
      <text:p text:style-name="P3"/>
      <text:p text:style-name="P8"><text:span text:style-name="T2">OpenUP </text:span>– <text:span text:style-name="T2">Open Unified Process</text:span></text:p>
      <text:p text:style-name="P8"/>
      <text:p text:style-name="P3">Framework de processo de código aberto baseado no UP e no RUP </text:p>
      <text:p text:style-name="P8"/>
      <text:p text:style-name="P3">Desenvolvido pela Eclipse Founda<text:span text:style-name="T9">ti</text:span>on como parte do Eclipse Process Framework (EPF) </text:p>
      <text:p text:style-name="P8"/>
      <text:p text:style-name="P3">Vale ressaltar que a IBM, proprietária do RUP, é a principal fundadora do projeto Eclipse, do qual o </text:p>
      <text:p text:style-name="P3">OpenUP faz <text:span text:style-name="T9">parte</text:span></text:p>
      <text:p text:style-name="P3"/>
      <text:p text:style-name="P3"/>
      <text:p text:style-name="P3"><text:soft-page-break/>Comentários adicionais </text:p>
      <text:p text:style-name="P8"/>
      <text:p text:style-name="P3">UP, RUP e OpenUP se fundaram no trabalho de <text:s/>Ivar Jacobson com o processo Objectory</text:p>
      <text:p text:style-name="P8"/>
      <text:p text:style-name="P3">O RUP conta com a constante colaboração da equipe Ra<text:span text:style-name="T14">ti</text:span>onal, atualmente parte da IBM </text:p>
      <text:p text:style-name="P8"/>
      <text:p text:style-name="P3">O UP passou a evoluir em paralelo, recebendo colaborações de pessoas externas ao circuito </text:p>
      <text:p text:style-name="P3">Ra<text:span text:style-name="T14">ti</text:span>onal/IBM </text:p>
      <text:p text:style-name="P8"/>
      <text:p text:style-name="P3">O OpenUP <text:s/>foi criado no seio do projeto Eclipse, que tem como principal fundadora <text:span text:style-name="T14">a IBM </text:span></text:p>
      <text:p text:style-name="P3"/>
      <text:p text:style-name="P3"/>
      <text:p text:style-name="P8"><text:span text:style-name="T3"/></text:p>
      <text:p text:style-name="P14"/>
      <text:p text:style-name="P8"><text:span text:style-name="T2">O Processo Unificado é... </text:span><text:span text:style-name="T6">Orientado a requisitos </text:span></text:p>
      <text:p text:style-name="P8"/>
      <text:p text:style-name="P3">Possui uma forma eficiente de rastrear os requisitos funcionais e não funcionais em todas as etapas do projeto </text:p>
      <text:p text:style-name="P8"/>
      <text:p text:style-name="P10"><text:span text:style-name="T1">Orientado a riscos </text:span></text:p>
      <text:p text:style-name="P3">Prevê procedimentos de levantamento e ataque dos </text:p>
      <text:p text:style-name="P3">eventuais riscos do projeto </text:p>
      <text:p text:style-name="P8"/>
      <text:p text:style-name="P10"><text:span text:style-name="T1">Centrado na arquitetura </text:span></text:p>
      <text:p text:style-name="P3">Permite o desenvolvimento e a evolução de uma </text:p>
      <text:p text:style-name="P3">arquitetura robusta do si</text:p>
      <text:p text:style-name="P3"/>
      <text:p text:style-name="P7">Itera<text:span text:style-name="T14">ti</text:span>vo e incremental </text:p>
      <text:p text:style-name="P8"/>
      <text:p text:style-name="P3"><text:span text:style-name="T11">Itera</text:span><text:span text:style-name="T13">ti</text:span><text:span text:style-name="T11">vo</text:span> pois o projeto de desenvolvimento de so<text:span text:style-name="T14">ft</text:span>ware é dividido em iterações menores e </text:p>
      <text:p text:style-name="P3">gerenciáveis </text:p>
      <text:p text:style-name="P8"/>
      <text:p text:style-name="P3"><text:span text:style-name="T11">Incremental</text:span> pois cada iteração produz um resultado que serve de base para o início da próxima iteraçã<text:span text:style-name="T14">o.</text:span></text:p>
      <text:p text:style-name="P3"/>
      <text:p text:style-name="P3"/>
      <text:p text:style-name="P8"><text:span text:style-name="T2">Disciplinas (workflows) do UP </text:span></text:p>
      <text:p text:style-name="P3">Cada iteração e, como veremos posteriormente, cada fase do UP trabalha, em graus diferentes, </text:p>
      <text:p text:style-name="P3">as seguintes disciplinas: </text:p>
      <text:p text:style-name="P8"/>
      <text:p text:style-name="P3">Requisitos: captura do que deve ser feito </text:p>
      <text:p text:style-name="P8"/>
      <text:p text:style-name="P3">Análise: refinamento e estruturação dos requisitos </text:p>
      <text:p text:style-name="P8"/>
      <text:p text:style-name="P3">Projeto (design): realização dos requisitos na arquitetura do sistema </text:p>
      <text:p text:style-name="P8"/>
      <text:p text:style-name="P3">Implementação: construção do so<text:span text:style-name="T14">ft</text:span>ware </text:p>
      <text:p text:style-name="P8">–</text:p>
      <text:p text:style-name="P3">Testes: verificação sobre se a implementação funciona como desejad<text:span text:style-name="T14">o</text:span></text:p>
      <text:p text:style-name="P3"/>
      <text:p text:style-name="P3"/>
      <text:p text:style-name="P3"/>
      <text:p text:style-name="P3"><text:soft-page-break/>Fases do Processo Unificado </text:p>
      <text:p text:style-name="P8"/>
      <text:p text:style-name="P3">O Processo Unificado possui quatro fases </text:p>
      <text:p text:style-name="P3">com obje<text:span text:style-name="T14">ti</text:span>vos bem definidos: </text:p>
      <text:p text:style-name="P8"><text:span text:style-name="T2">Concepção </text:span></text:p>
      <text:p text:style-name="P3">Elaboração </text:p>
      <text:p text:style-name="P8"><text:span text:style-name="T2">Construção </text:span></text:p>
      <text:p text:style-name="P8"><text:span text:style-name="T2">Transição </text:span></text:p>
      <text:p text:style-name="P8">•</text:p>
      <text:p text:style-name="P3">Uma fase pode (e deve) comportar mais de uma iteração</text:p>
      <text:p text:style-name="P3"/>
      <text:p text:style-name="Standard"/>
      <text:p text:style-name="P8"><text:span text:style-name="T2">Notas adicionais O RUP e o OpenUP incluem disciplinas adicionais, complementando o escopo do </text:span></text:p>
      <text:p text:style-name="P3">Processo Unificado </text:p>
      <text:p text:style-name="Standard"/>
      <text:p text:style-name="Standard"/>
      <text:p text:style-name="P2"><text:span text:style-name="T14">fases do processo unificado </text:span><text:span text:style-name="T15">Concepção – Objetivos </text:span></text:p>
      <text:p text:style-name="P3">Estabelecer a viabilidade do projeto (técnica e de requisitos) </text:p>
      <text:p text:style-name="P8"><text:span text:style-name="T2">Criar um caso de negócios para demonstrar obje</text:span><text:span text:style-name="T4">ti</text:span><text:span text:style-name="T2">vos de negócios quan</text:span><text:span text:style-name="T4">ti</text:span><text:span text:style-name="T2">ficáveis </text:span></text:p>
      <text:p text:style-name="P3">Capturar os requisitos essenciais do sistema </text:p>
      <text:p text:style-name="P8"><text:span text:style-name="T2">Iden</text:span><text:span text:style-name="T4">ti</text:span><text:span text:style-name="T2">ficar riscos cr</text:span><text:span text:style-name="T4">iticos.</text:span></text:p>
      <text:p text:style-name="P10"><text:span text:style-name="T1">Concepção – Foco </text:span></text:p>
      <text:p text:style-name="P3">Ênfase primária nas disciplinas de requisitos e </text:p>
      <text:p text:style-name="P3">análise </text:p>
      <text:p text:style-name="P3"/>
      <text:p text:style-name="P3"/>
      <text:p text:style-name="P8"><text:span text:style-name="T6">Elaboração - Obje</text:span><text:span text:style-name="T7">ti</text:span><text:span text:style-name="T6">vos</text:span><text:span text:style-name="T2"> </text:span></text:p>
      <text:p text:style-name="P8"><text:span text:style-name="T2">Criar uma baseline arquitetural executável </text:span></text:p>
      <text:p text:style-name="P8"><text:span text:style-name="T2">Refinar a avaliação de riscos </text:span></text:p>
      <text:p text:style-name="P8"><text:span text:style-name="T2">Definir atributos de qualidade </text:span></text:p>
      <text:p text:style-name="P8"><text:span text:style-name="T2">Capturar casos de uso para 80% dos requisitos funcionais </text:span></text:p>
      <text:p text:style-name="P8"><text:span text:style-name="T2">Planejar detalhadamente a fase de construção </text:span></text:p>
      <text:p text:style-name="P3">Capturar es<text:span text:style-name="T16">ti</text:span>ma<text:span text:style-name="T16">ti</text:span>va de recurso, tempo, equipamento, pessoal e c<text:span text:style-name="T16">usto </text:span></text:p>
      <text:p text:style-name="P8"><text:span text:style-name="T2">Elaboração – Foco </text:span></text:p>
      <text:p text:style-name="P3">Foco principal nas disciplinas de requisitos, </text:p>
      <text:p text:style-name="P3">análise, projeto e impleme<text:span text:style-name="T16">ntaçao </text:span></text:p>
      <text:p text:style-name="P3"/>
      <text:p text:style-name="P10"><text:span text:style-name="T1">Construção – Obje</text:span><text:span text:style-name="T8">ti</text:span><text:span text:style-name="T1">vos </text:span></text:p>
      <text:p text:style-name="P8"><text:span text:style-name="T2">Completar os requisitos, análise e projeto </text:span></text:p>
      <text:p text:style-name="P3">Construir o sistema funcional em cima da baselinearquitetural entregue pela fase de elaboração </text:p>
      <text:p text:style-name="P10"><text:span text:style-name="T1">Construção – Foco </text:span></text:p>
      <text:p text:style-name="P8"><text:span text:style-name="T2">Ênfase na disciplina de implementação </text:span></text:p>
      <text:p text:style-name="P3">A disciplina de testes também ganha importância na fase de cons</text:p>
      <text:p text:style-name="P3"/>
      <text:p text:style-name="P3"/>
      <text:p text:style-name="P8"><text:span text:style-name="T2">Transição – Obje</text:span><text:span text:style-name="T5">ti</text:span><text:span text:style-name="T2">vos </text:span></text:p>
      <text:p text:style-name="P8"><text:span text:style-name="T2">Corrigir defeitos </text:span></text:p>
      <text:p text:style-name="P8"><text:span text:style-name="T2">Preparar o ambiente de usuário para o novo so</text:span><text:span text:style-name="T5">ft</text:span><text:span text:style-name="T2">ware </text:span></text:p>
      <text:p text:style-name="P8"><text:span text:style-name="T2">Adaptar o so</text:span><text:span text:style-name="T5">ft</text:span><text:span text:style-name="T2">ware para operar no ambiente de usuário </text:span></text:p>
      <text:p text:style-name="P3">Modificar o so4ware devido a problemas </text:p>
      <text:p text:style-name="P3">imprevistos </text:p>
      <text:p text:style-name="P8"/>
      <text:p text:style-name="P3"><text:soft-page-break/>Criar manual de usuário e outras </text:p>
      <text:p text:style-name="P3">documentações </text:p>
      <text:p text:style-name="P8"><text:span text:style-name="T2">Prover consultoria ao usuário </text:span></text:p>
      <text:p text:style-name="P8"><text:span text:style-name="T2">Conduzir revisões do projeto </text:span></text:p>
      <text:p text:style-name="P3"/>
      <text:p text:style-name="P7">Transição – Foco </text:p>
      <text:p text:style-name="P10"/>
      <text:p text:style-name="P3">Ênfase nas disciplinas de implementação e </text:p>
      <text:p text:style-name="P3">testes</text:p>
      <text:p text:style-name="P3"/>
      <text:p text:style-name="P3"/>
      <text:p text:style-name="P4"><text:span text:style-name="T18">Fases de concepção</text:span><text:span text:style-name="T16"> </text:span></text:p>
      <text:p text:style-name="P9"><text:span text:style-name="T5">Objetivos da fase de concepção </text:span><text:span text:style-name="T2">segundo o UP </text:span></text:p>
      <text:p text:style-name="P8"><text:span text:style-name="T2">Estabelecer a viabilidade do projeto </text:span></text:p>
      <text:p text:style-name="P8"><text:span text:style-name="T2">Demonstrar os benelcios do projeto </text:span></text:p>
      <text:p text:style-name="P8"><text:span text:style-name="T2">Capturar os requisitos essenciais do sistema </text:span></text:p>
      <text:p text:style-name="P3">Iden<text:span text:style-name="T16">ti</text:span>ficar os riscos crí<text:span text:style-name="T16">ticos </text:span></text:p>
      <text:p text:style-name="P6"/>
      <text:p text:style-name="P3"/>
      <text:p text:style-name="P3"/>
      <text:p text:style-name="P3">A<text:span text:style-name="T16">ti</text:span>vidades de uma iteração da fase de </text:p>
      <text:p text:style-name="P3">de concepção (OpenUP) </text:p>
      <text:p text:style-name="P8"/>
      <text:p text:style-name="P3">Iniciar o projeto </text:p>
      <text:p text:style-name="P8">–</text:p>
      <text:p text:style-name="P3">Desenvolver a visão técnica </text:p>
      <text:p text:style-name="P8">–</text:p>
      <text:p text:style-name="P3">Planejar o projeto </text:p>
      <text:p text:style-name="P8">•</text:p>
      <text:p text:style-name="P3">Planejar e gerenciar a iteração </text:p>
      <text:p text:style-name="P8">–</text:p>
      <text:p text:style-name="P3">Planejar a iteração </text:p>
      <text:p text:style-name="P8">–</text:p>
      <text:p text:style-name="P3">Preparar o ambiente </text:p>
      <text:p text:style-name="P8">–</text:p>
      <text:p text:style-name="P3">Gerenciar a iteração </text:p>
      <text:p text:style-name="P8">–</text:p>
      <text:p text:style-name="P3">Avaliar resultados</text:p>
      <text:p text:style-name="P3"/>
      <text:p text:style-name="P3"/>
      <text:p text:style-name="P3">A<text:span text:style-name="T16">ti</text:span>vidades de uma iteração da fase de </text:p>
      <text:p text:style-name="P8"><text:span text:style-name="T2">de concepção (OpenUP) </text:span></text:p>
      <text:p text:style-name="P3">Iden<text:span text:style-name="T16">ti</text:span>ficar e refinar os requisitos </text:p>
      <text:p text:style-name="P8">–</text:p>
      <text:p text:style-name="P3">Iden<text:span text:style-name="T16">ti</text:span>ficar e esboçar os requisitos </text:p>
      <text:p text:style-name="P8">–</text:p>
      <text:p text:style-name="P3">Detalhar os cenários de casos de uso </text:p>
      <text:p text:style-name="P8">–</text:p>
      <text:p text:style-name="P8"><text:span text:style-name="T2">Detalhar os requisitos do sistema </text:span></text:p>
      <text:p text:style-name="P8"><text:span text:style-name="T2">Criar os casos de teste </text:span></text:p>
      <text:p text:style-name="P8"><text:span text:style-name="T2">Acordar a abordagem técnica </text:span></text:p>
      <text:p text:style-name="P3">Visualizar a arquitetura</text:p>
      <text:p text:style-name="P8"><text:soft-page-break/><text:span text:style-name="T2">Iniciar o projeto </text:span></text:p>
      <text:p text:style-name="P8"><text:span text:style-name="T2"/></text:p>
      <text:p text:style-name="P8"><text:span text:style-name="T2">Desenvolver a visão técnica </text:span></text:p>
      <text:p text:style-name="P8"><text:span text:style-name="T2">Responsáveis analista </text:span></text:p>
      <text:p text:style-name="P8"/>
      <text:p text:style-name="P3">Artefatos de saída </text:p>
      <text:p text:style-name="P8"/>
      <text:p text:style-name="P3">Visão (documento de Visão) </text:p>
      <text:p text:style-name="P8"/>
      <text:p text:style-name="P3">Glossário</text:p>
      <text:p text:style-name="P3"/>
      <text:p text:style-name="P3">•</text:p>
      <text:p text:style-name="P3">Planejar o projeto </text:p>
      <text:p text:style-name="P8">–</text:p>
      <text:p text:style-name="P3">Responsável </text:p>
      <text:p text:style-name="P8">•</text:p>
      <text:p text:style-name="P3">Gerente de projeto </text:p>
      <text:p text:style-name="P8">–</text:p>
      <text:p text:style-name="P3">Artefatos de entrada </text:p>
      <text:p text:style-name="P8">•</text:p>
      <text:p text:style-name="P3">Visão </text:p>
      <text:p text:style-name="P8">•</text:p>
      <text:p text:style-name="P3">Lista de itens de trabalho </text:p>
      <text:p text:style-name="P8">–</text:p>
      <text:p text:style-name="P3">Artefatos de saída </text:p>
      <text:p text:style-name="P8">•</text:p>
      <text:p text:style-name="P3">Plano do projeto </text:p>
      <text:p text:style-name="P8">•</text:p>
      <text:p text:style-name="P3">Lista de itens de trabalho </text:p>
      <text:p text:style-name="P8">•</text:p>
      <text:p text:style-name="P3">Lista de riscos</text:p>
      <text:p text:style-name="P3"/>
      <text:p text:style-name="P3"/>
      <text:p text:style-name="P3">Iden@ficar e refinar os requisitos </text:p>
      <text:p text:style-name="P8">•</text:p>
      <text:p text:style-name="P3">Detalhar os cenários dos casos de uso </text:p>
      <text:p text:style-name="P8">–</text:p>
      <text:p text:style-name="P3">Responsável </text:p>
      <text:p text:style-name="P8">•</text:p>
      <text:p text:style-name="P3">Analista </text:p>
      <text:p text:style-name="P8">–</text:p>
      <text:p text:style-name="P3">Artefato de entrada </text:p>
      <text:p text:style-name="P8">•</text:p>
      <text:p text:style-name="P3">Casos de uso </text:p>
      <text:p text:style-name="P8">–</text:p>
      <text:p text:style-name="P3">Artefatos de saída </text:p>
      <text:p text:style-name="P8">•</text:p>
      <text:p text:style-name="P3">Glossário </text:p>
      <text:p text:style-name="P8">•</text:p>
      <text:p text:style-name="P3">Casos de uso </text:p>
      <text:p text:style-name="P8">•</text:p>
      <text:p text:style-name="P3">Modelo de casos de</text:p>
      <text:p text:style-name="P3"><text:soft-page-break/>•</text:p>
      <text:p text:style-name="P3">Detalhar os requisitos do sistema </text:p>
      <text:p text:style-name="P8">–</text:p>
      <text:p text:style-name="P3">Responsável </text:p>
      <text:p text:style-name="P8">•</text:p>
      <text:p text:style-name="P3">Analista </text:p>
      <text:p text:style-name="P8">–</text:p>
      <text:p text:style-name="P3">Artefatos de entrada </text:p>
      <text:p text:style-name="P8">•</text:p>
      <text:p text:style-name="P3">Requisitos do sistema </text:p>
      <text:p text:style-name="P8">•</text:p>
      <text:p text:style-name="P3">Casos de uso (opcional) </text:p>
      <text:p text:style-name="P8">–</text:p>
      <text:p text:style-name="P3">Artefatos de saída </text:p>
      <text:p text:style-name="P8">•</text:p>
      <text:p text:style-name="P3">Glossário </text:p>
      <text:p text:style-name="P8">•</text:p>
      <text:p text:style-name="P3">Requisitos do siste<text:span text:style-name="T19">ma</text:span></text:p>
      <text:p text:style-name="P5"/>
      <text:p text:style-name="P3"/>
      <text:p text:style-name="P3"/>
      <text:p text:style-name="P3"/>
      <text:p text:style-name="P17"/>
      <text:p text:style-name="P3"/>
      <text:p text:style-name="P3"/>
      <text:p text:style-name="P3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48S</meta:editing-duration>
    <meta:editing-cycles>3</meta:editing-cycles>
    <meta:generator>LibreOffice/5.1.1.3$Windows_x86 LibreOffice_project/89f508ef3ecebd2cfb8e1def0f0ba9a803b88a6d</meta:generator>
    <dc:date>2016-06-22T00:17:51.070000000</dc:date>
    <meta:document-statistic meta:table-count="0" meta:image-count="0" meta:object-count="0" meta:page-count="7" meta:paragraph-count="229" meta:word-count="1056" meta:character-count="6734" meta:non-whitespace-character-count="5733"/>
    <meta:user-defined meta:name="Info 1"/>
    <meta:user-defined meta:name="Info 2"/>
    <meta:user-defined meta:name="Info 3"/>
    <meta:user-defined meta:name="Info 4"/>
  </office:meta>
</office:document-meta>
</file>